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64000000459BC8AACA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Right_20_Page">
      <style:paragraph-properties style:page-number="auto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 <text:s/>6789 <draw:frame draw:style-name="fr1" draw:name="graphics1" text:anchor-type="as-char" svg:width="3.528cm" svg:height="2.434cm" draw:z-index="0"><draw:image xlink:href="Pictures/1000000000000064000000459BC8AACA.jpg" xlink:type="simple" xlink:show="embed" xlink:actuate="onLoad"/>
				</draw:frame>abc</text:p>
      <text:p text:style-name="Standard"/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2:51:27.88</meta:creation-date>
    <dc:date>2013-02-28T14:29:50.02</dc:date>
    <meta:editing-duration>PT38M30S</meta:editing-duration>
    <meta:editing-cycles>2</meta:editing-cycles>
    <meta:generator>OpenOffice.org/3.4.1$Win32 OpenOffice.org_project/341m1$Build-9593</meta:generator>
    <meta:document-statistic meta:table-count="0" meta:image-count="1" meta:object-count="0" meta:page-count="2" meta:paragraph-count="2" meta:word-count="293" meta:character-count="1554"/>
  </office:meta>
</office:document-meta>
</file>